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Liberation Serif" svg:font-family="pLiberation 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1" style:family="paragraph"/>
    <style:style style:name="P6" style:parent-style-name="Textbody" style:family="paragraph">
      <style:paragraph-properties fo:margin-left="0.5in">
        <style:tab-stops/>
      </style:paragraph-properties>
    </style:style>
    <style:style style:name="T7" style:parent-style-name="Domyślnaczcionkaakapitu" style:family="text">
      <style:text-properties style:font-name="pLiberation Serif" fo:font-size="10.5pt" style:font-size-asian="10.5pt"/>
    </style:style>
    <style:style style:name="P8" style:parent-style-name="Textbody" style:family="paragraph">
      <style:paragraph-properties fo:margin-left="0.5in">
        <style:tab-stops/>
      </style:paragraph-properties>
    </style:style>
    <style:style style:name="P9" style:parent-style-name="Textbody" style:family="paragraph">
      <style:paragraph-properties fo:margin-left="0.5in">
        <style:tab-stops/>
      </style:paragraph-properties>
    </style:style>
    <style:style style:name="P10" style:parent-style-name="Textbody" style:family="paragraph">
      <style:paragraph-properties fo:margin-left="0.5in">
        <style:tab-stops/>
      </style:paragraph-properties>
    </style:style>
    <style:style style:name="P11" style:parent-style-name="Textbody" style:family="paragraph">
      <style:paragraph-properties fo:margin-left="0.5in">
        <style:tab-stops/>
      </style:paragraph-properties>
    </style:style>
    <style:style style:name="P12" style:parent-style-name="Textbody" style:family="paragraph">
      <style:paragraph-properties fo:margin-left="0.5in">
        <style:tab-stops/>
      </style:paragraph-properties>
    </style:style>
    <style:style style:name="P13" style:parent-style-name="Textbody" style:list-style-name="LFO3" style:family="paragraph"/>
    <style:style style:name="P14" style:parent-style-name="Textbody" style:list-style-name="LFO3" style:family="paragraph"/>
    <style:style style:name="P15" style:parent-style-name="Textbody" style:list-style-name="LFO3" style:family="paragraph"/>
    <style:style style:name="P16" style:parent-style-name="Standard" style:family="paragraph">
      <style:text-properties style:font-name="pLiberation Serif" fo:font-size="10.5pt" style:font-size-asian="10.5pt"/>
    </style:style>
    <style:style style:name="P17" style:parent-style-name="Standard" style:family="paragraph">
      <style:text-properties style:font-name="pLiberation Serif" fo:font-size="10.5pt" style:font-size-asian="10.5pt"/>
    </style:style>
    <style:style style:name="P18" style:parent-style-name="Standard" style:family="paragraph">
      <style:text-properties style:font-name="pLiberation Serif" fo:font-size="10.5pt" style:font-size-asian="10.5pt"/>
    </style:style>
    <style:style style:name="P19" style:parent-style-name="Standard" style:family="paragraph">
      <style:text-properties style:font-name="pLiberation Serif" fo:font-size="10.5pt" style:font-size-asian="10.5pt"/>
    </style:style>
    <style:style style:name="P20" style:parent-style-name="Standard" style:family="paragraph">
      <style:text-properties style:font-name="pLiberation Serif" fo:font-size="10.5pt" style:font-size-asian="10.5pt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Scenariusze użycia</text:p>
        </text:list-item>
        <text:list-item>
          <text:p text:style-name="P3">Potrzeby</text:p>
        </text:list-item>
        <text:list-item>
          <text:p text:style-name="P4">Historyjki użytkownika</text:p>
        </text:list-item>
        <text:list-item>
          <text:p text:style-name="P5">Przypadki użycia dla tej potrzeby</text:p>
        </text:list-item>
      </text:list>
      <text:p text:style-name="Textbody"/>
      <text:p text:style-name="P6"><text:span text:style-name="T7">1.<text:s/></text:span>Wykładowca podsumowuje postępy uczestnika kursu</text:p>
      <text:p text:style-name="P8"/>
      <text:p text:style-name="P9">2. Potrzeba wystawienia świadectwa kursu</text:p>
      <text:p text:style-name="P10"/>
      <text:p text:style-name="P11">3.<text:s/>Po zakończonym kursie należy dokonać podsumowania postępów uczestnika, ocenić nabyte przez niego umiejętności oraz stopień opanowania materiału. Informacja powinna się znaleźć w systemie, oraz być widoczna dla użytkownika oraz administratora i pracownika dziekanatu. Jednocześnie użytkownik powinien otrzymać informację o tym zdarzeniu<text:s/></text:p>
      <text:p text:style-name="P12">4.</text:p>
      <text:list text:style-name="LFO3" text:continue-numbering="true">
        <text:list-item>
          <text:p text:style-name="P13">wysłanie powiadomienia</text:p>
        </text:list-item>
        <text:list-item>
          <text:p text:style-name="P14">wypełnienie arkusza ocen</text:p>
        </text:list-item>
        <text:list-item>
          <text:p text:style-name="P15">uruchomienie ankiety</text:p>
        </text:list-item>
      </text:list>
      <text:p text:style-name="P16"/>
      <text:p text:style-name="P17"/>
      <text:p text:style-name="P18"/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Liberation Serif" svg:font-family="pLiberation 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masz Karman</dc:creator>
    <meta:creation-date>2018-04-07T16:55:00Z</meta:creation-date>
    <dc:date>2018-04-10T07:14:00Z</dc:date>
    <meta:template xlink:href="Normal.dotm" xlink:type="simple"/>
    <meta:editing-cycles>3</meta:editing-cycles>
    <meta:editing-duration>PT900S</meta:editing-duration>
    <meta:document-statistic meta:page-count="1" meta:paragraph-count="1" meta:word-count="85" meta:character-count="597" meta:row-count="4" meta:non-whitespace-character-count="513"/>
  </office:meta>
</office:document-meta>
</file>